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number-columns-repeated="2" office:value-type="string" calcext:value-type="string">
            <text:p>Interrupt time</text:p>
          </table:table-cell>
          <table:table-cell office:value-type="string" calcext:value-type="string">
            <text:p>Time difference</text:p>
          </table:table-cell>
          <table:table-cell/>
          <table:table-cell office:value-type="string" calcext:value-type="string">
            <text:p>Read delay</text:p>
          </table:table-cell>
          <table:table-cell office:value-type="string" calcext:value-type="string">
            <text:p>Time Diff +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en not in test</text:p>
          </table:table-cell>
          <table:table-cell office:value-type="string" calcext:value-type="string">
            <text:p>when in test</text:p>
          </table:table-cell>
          <table:table-cell office:value-type="string" calcext:value-type="string">
            <text:p>from C to B</text:p>
          </table:table-cell>
          <table:table-cell table:number-columns-repeated="2"/>
          <table:table-cell office:value-type="string" calcext:value-type="string">
            <text:p>Read D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3-1</text:p>
          </table:table-cell>
          <table:table-cell office:value-type="float" office:value="7.417303" calcext:value-type="float">
            <text:p>7.417303</text:p>
          </table:table-cell>
          <table:table-cell office:value-type="float" office:value="7.487618" calcext:value-type="float">
            <text:p>7.487618</text:p>
          </table:table-cell>
          <table:table-cell table:formula="of:=[.B3]-[.C3]" office:value-type="float" office:value="-0.0703149999999999" calcext:value-type="float">
            <text:p>-0.070315</text:p>
          </table:table-cell>
          <table:table-cell/>
          <table:table-cell office:value-type="float" office:value="0.150854" calcext:value-type="float">
            <text:p>0.150854</text:p>
          </table:table-cell>
          <table:table-cell table:formula="of:=SUM([.D3];[.F3])" office:value-type="float" office:value="0.0805390000000001" calcext:value-type="float">
            <text:p>0.080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3-2</text:p>
          </table:table-cell>
          <table:table-cell office:value-type="float" office:value="6.998225" calcext:value-type="float">
            <text:p>6.998225</text:p>
          </table:table-cell>
          <table:table-cell office:value-type="float" office:value="7.283844" calcext:value-type="float">
            <text:p>7.283844</text:p>
          </table:table-cell>
          <table:table-cell table:formula="of:=[.B4]-[.C4]" office:value-type="float" office:value="-0.285619000000001" calcext:value-type="float">
            <text:p>-0.285619000000001</text:p>
          </table:table-cell>
          <table:table-cell/>
          <table:table-cell office:value-type="float" office:value="0.122786" calcext:value-type="float">
            <text:p>0.122786</text:p>
          </table:table-cell>
          <table:table-cell table:formula="of:=SUM([.D4];[.F4])" office:value-type="float" office:value="-0.162833000000001" calcext:value-type="float">
            <text:p>-0.1628330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3-3</text:p>
          </table:table-cell>
          <table:table-cell office:value-type="float" office:value="7.836785" calcext:value-type="float">
            <text:p>7.836785</text:p>
          </table:table-cell>
          <table:table-cell office:value-type="float" office:value="8.293396" calcext:value-type="float">
            <text:p>8.293396</text:p>
          </table:table-cell>
          <table:table-cell table:formula="of:=[.B5]-[.C5]" office:value-type="float" office:value="-0.456611" calcext:value-type="float">
            <text:p>-0.456611</text:p>
          </table:table-cell>
          <table:table-cell/>
          <table:table-cell office:value-type="float" office:value="0.189821" calcext:value-type="float">
            <text:p>0.189821</text:p>
          </table:table-cell>
          <table:table-cell table:formula="of:=SUM([.D5];[.F5])" office:value-type="float" office:value="-0.26679" calcext:value-type="float">
            <text:p>-0.26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3-4</text:p>
          </table:table-cell>
          <table:table-cell office:value-type="float" office:value="7.804953" calcext:value-type="float">
            <text:p>7.804953</text:p>
          </table:table-cell>
          <table:table-cell office:value-type="float" office:value="8.157075" calcext:value-type="float">
            <text:p>8.157075</text:p>
          </table:table-cell>
          <table:table-cell table:formula="of:=[.B6]-[.C6]" office:value-type="float" office:value="-0.352122" calcext:value-type="float">
            <text:p>-0.352122</text:p>
          </table:table-cell>
          <table:table-cell/>
          <table:table-cell office:value-type="float" office:value="0.069924" calcext:value-type="float">
            <text:p>0.069924</text:p>
          </table:table-cell>
          <table:table-cell table:formula="of:=SUM([.D6];[.F6])" office:value-type="float" office:value="-0.282198" calcext:value-type="float">
            <text:p>-0.282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3-5</text:p>
          </table:table-cell>
          <table:table-cell office:value-type="float" office:value="7.770659" calcext:value-type="float">
            <text:p>7.770659</text:p>
          </table:table-cell>
          <table:table-cell office:value-type="float" office:value="8.167577" calcext:value-type="float">
            <text:p>8.167577</text:p>
          </table:table-cell>
          <table:table-cell table:formula="of:=[.B7]-[.C7]" office:value-type="float" office:value="-0.396917999999999" calcext:value-type="float">
            <text:p>-0.396917999999999</text:p>
          </table:table-cell>
          <table:table-cell/>
          <table:table-cell office:value-type="float" office:value="0.156302" calcext:value-type="float">
            <text:p>0.156302</text:p>
          </table:table-cell>
          <table:table-cell table:formula="of:=SUM([.D7];[.F7])" office:value-type="float" office:value="-0.240615999999999" calcext:value-type="float">
            <text:p>-0.240615999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3-6</text:p>
          </table:table-cell>
          <table:table-cell office:value-type="float" office:value="6.980255" calcext:value-type="float">
            <text:p>6.980255</text:p>
          </table:table-cell>
          <table:table-cell office:value-type="float" office:value="7.244634" calcext:value-type="float">
            <text:p>7.244634</text:p>
          </table:table-cell>
          <table:table-cell table:formula="of:=[.B8]-[.C8]" office:value-type="float" office:value="-0.264379" calcext:value-type="float">
            <text:p>-0.264379</text:p>
          </table:table-cell>
          <table:table-cell/>
          <table:table-cell office:value-type="float" office:value="0.057635" calcext:value-type="float">
            <text:p>0.057635</text:p>
          </table:table-cell>
          <table:table-cell table:formula="of:=SUM([.D8];[.F8])" office:value-type="float" office:value="-0.206744" calcext:value-type="float">
            <text:p>-0.206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3-7</text:p>
          </table:table-cell>
          <table:table-cell office:value-type="float" office:value="6.867271" calcext:value-type="float">
            <text:p>6.867271</text:p>
          </table:table-cell>
          <table:table-cell office:value-type="float" office:value="6.862906" calcext:value-type="float">
            <text:p>6.862906</text:p>
          </table:table-cell>
          <table:table-cell table:formula="of:=[.B9]-[.C9]" office:value-type="float" office:value="0.00436499999999995" calcext:value-type="float">
            <text:p>0.004365</text:p>
          </table:table-cell>
          <table:table-cell/>
          <table:table-cell office:value-type="float" office:value="0.112212" calcext:value-type="float">
            <text:p>0.112212</text:p>
          </table:table-cell>
          <table:table-cell table:formula="of:=SUM([.D9];[.F9])" office:value-type="float" office:value="0.116577" calcext:value-type="float">
            <text:p>0.116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3-8</text:p>
          </table:table-cell>
          <table:table-cell office:value-type="float" office:value="6.865324" calcext:value-type="float">
            <text:p>6.865324</text:p>
          </table:table-cell>
          <table:table-cell office:value-type="float" office:value="6.957302" calcext:value-type="float">
            <text:p>6.957302</text:p>
          </table:table-cell>
          <table:table-cell table:formula="of:=[.B10]-[.C10]" office:value-type="float" office:value="-0.0919780000000001" calcext:value-type="float">
            <text:p>-0.091978</text:p>
          </table:table-cell>
          <table:table-cell/>
          <table:table-cell office:value-type="float" office:value="0.085425" calcext:value-type="float">
            <text:p>0.085425</text:p>
          </table:table-cell>
          <table:table-cell table:formula="of:=SUM([.D10];[.F10])" office:value-type="float" office:value="-0.00655300000000011" calcext:value-type="float">
            <text:p>-0.006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3-9</text:p>
          </table:table-cell>
          <table:table-cell office:value-type="float" office:value="6.721697" calcext:value-type="float">
            <text:p>6.721697</text:p>
          </table:table-cell>
          <table:table-cell office:value-type="float" office:value="6.771322" calcext:value-type="float">
            <text:p>6.771322</text:p>
          </table:table-cell>
          <table:table-cell table:formula="of:=[.B11]-[.C11]" office:value-type="float" office:value="-0.0496249999999998" calcext:value-type="float">
            <text:p>-0.049625</text:p>
          </table:table-cell>
          <table:table-cell/>
          <table:table-cell office:value-type="float" office:value="0.095518" calcext:value-type="float">
            <text:p>0.095518</text:p>
          </table:table-cell>
          <table:table-cell table:formula="of:=SUM([.D11];[.F11])" office:value-type="float" office:value="0.0458930000000002" calcext:value-type="float">
            <text:p>0.045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3-10</text:p>
          </table:table-cell>
          <table:table-cell office:value-type="float" office:value="7.010039" calcext:value-type="float">
            <text:p>7.010039</text:p>
          </table:table-cell>
          <table:table-cell office:value-type="float" office:value="7.027227" calcext:value-type="float">
            <text:p>7.027227</text:p>
          </table:table-cell>
          <table:table-cell table:formula="of:=[.B12]-[.C12]" office:value-type="float" office:value="-0.017188" calcext:value-type="float">
            <text:p>-0.017188</text:p>
          </table:table-cell>
          <table:table-cell/>
          <table:table-cell office:value-type="float" office:value="0.118282" calcext:value-type="float">
            <text:p>0.118282</text:p>
          </table:table-cell>
          <table:table-cell table:formula="of:=SUM([.D12];[.F12])" office:value-type="float" office:value="0.101094" calcext:value-type="float">
            <text:p>0.101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s</text:p>
          </table:table-cell>
          <table:table-cell table:style-name="ce1" table:formula="of:=SUM([.B3:.B12])/10" office:value-type="float" office:value="7.2272511" calcext:value-type="float">
            <text:p>7.23</text:p>
          </table:table-cell>
          <table:table-cell table:style-name="ce1" table:formula="of:=SUM([.C3:.C12])/10" office:value-type="float" office:value="7.4252901" calcext:value-type="float">
            <text:p>7.43</text:p>
          </table:table-cell>
          <table:table-cell table:style-name="ce1" table:formula="of:=SUM([.D3:.D12])/10" office:value-type="float" office:value="-0.198039" calcext:value-type="float">
            <text:p>-0.20</text:p>
          </table:table-cell>
          <table:table-cell/>
          <table:table-cell table:style-name="ce1" table:formula="of:=SUM([.F3:.F12]) / 10" office:value-type="float" office:value="0.1158759" calcext:value-type="float">
            <text:p>0.12</text:p>
          </table:table-cell>
          <table:table-cell table:style-name="ce1" table:formula="of:=SUM([.D13];[.F13])" office:value-type="float" office:value="-0.0821631" calcext:value-type="float">
            <text:p>-0.0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Pi4-1</text:p>
          </table:table-cell>
          <table:table-cell office:value-type="float" office:value="5.346988" calcext:value-type="float">
            <text:p>5.346988</text:p>
          </table:table-cell>
          <table:table-cell office:value-type="float" office:value="5.39829" calcext:value-type="float">
            <text:p>5.39829</text:p>
          </table:table-cell>
          <table:table-cell table:formula="of:=[.B15]-[.C15]" office:value-type="float" office:value="-0.0513020000000006" calcext:value-type="float">
            <text:p>-0.051302000000001</text:p>
          </table:table-cell>
          <table:table-cell/>
          <table:table-cell office:value-type="float" office:value="0.110825" calcext:value-type="float">
            <text:p>0.110825</text:p>
          </table:table-cell>
          <table:table-cell table:formula="of:=SUM([.D15];[.F15])" office:value-type="float" office:value="0.0595229999999994" calcext:value-type="float">
            <text:p>0.059522999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4-2</text:p>
          </table:table-cell>
          <table:table-cell office:value-type="float" office:value="5.185786" calcext:value-type="float">
            <text:p>5.185786</text:p>
          </table:table-cell>
          <table:table-cell office:value-type="float" office:value="5.228331" calcext:value-type="float">
            <text:p>5.228331</text:p>
          </table:table-cell>
          <table:table-cell table:formula="of:=[.B16]-[.C16]" office:value-type="float" office:value="-0.0425449999999996" calcext:value-type="float">
            <text:p>-0.042545</text:p>
          </table:table-cell>
          <table:table-cell/>
          <table:table-cell office:value-type="float" office:value="0.009428" calcext:value-type="float">
            <text:p>0.009428</text:p>
          </table:table-cell>
          <table:table-cell table:formula="of:=SUM([.D16];[.F16])" office:value-type="float" office:value="-0.0331169999999996" calcext:value-type="float">
            <text:p>-0.033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4-3</text:p>
          </table:table-cell>
          <table:table-cell office:value-type="float" office:value="5.210306" calcext:value-type="float">
            <text:p>5.210306</text:p>
          </table:table-cell>
          <table:table-cell office:value-type="float" office:value="5.27771" calcext:value-type="float">
            <text:p>5.27771</text:p>
          </table:table-cell>
          <table:table-cell table:formula="of:=[.B17]-[.C17]" office:value-type="float" office:value="-0.0674039999999998" calcext:value-type="float">
            <text:p>-0.067404</text:p>
          </table:table-cell>
          <table:table-cell/>
          <table:table-cell office:value-type="float" office:value="-0.091478" calcext:value-type="float">
            <text:p>-0.091478</text:p>
          </table:table-cell>
          <table:table-cell table:formula="of:=SUM([.D17];[.F17])" office:value-type="float" office:value="-0.158882" calcext:value-type="float">
            <text:p>-0.158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4-4</text:p>
          </table:table-cell>
          <table:table-cell office:value-type="float" office:value="5.226577" calcext:value-type="float">
            <text:p>5.226577</text:p>
          </table:table-cell>
          <table:table-cell office:value-type="float" office:value="5.395439" calcext:value-type="float">
            <text:p>5.395439</text:p>
          </table:table-cell>
          <table:table-cell table:formula="of:=[.B18]-[.C18]" office:value-type="float" office:value="-0.168862" calcext:value-type="float">
            <text:p>-0.168862</text:p>
          </table:table-cell>
          <table:table-cell/>
          <table:table-cell office:value-type="float" office:value="0.04349" calcext:value-type="float">
            <text:p>0.04349</text:p>
          </table:table-cell>
          <table:table-cell table:formula="of:=SUM([.D18];[.F18])" office:value-type="float" office:value="-0.125372" calcext:value-type="float">
            <text:p>-0.125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4-5</text:p>
          </table:table-cell>
          <table:table-cell office:value-type="float" office:value="4.950903" calcext:value-type="float">
            <text:p>4.950903</text:p>
          </table:table-cell>
          <table:table-cell office:value-type="float" office:value="4.986036" calcext:value-type="float">
            <text:p>4.986036</text:p>
          </table:table-cell>
          <table:table-cell table:formula="of:=[.B19]-[.C19]" office:value-type="float" office:value="-0.0351330000000001" calcext:value-type="float">
            <text:p>-0.035133</text:p>
          </table:table-cell>
          <table:table-cell/>
          <table:table-cell office:value-type="float" office:value="0.059103" calcext:value-type="float">
            <text:p>0.059103</text:p>
          </table:table-cell>
          <table:table-cell table:formula="of:=SUM([.D19];[.F19])" office:value-type="float" office:value="0.0239699999999999" calcext:value-type="float">
            <text:p>0.02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4-6</text:p>
          </table:table-cell>
          <table:table-cell office:value-type="float" office:value="5.23107" calcext:value-type="float">
            <text:p>5.23107</text:p>
          </table:table-cell>
          <table:table-cell office:value-type="float" office:value="5.454042" calcext:value-type="float">
            <text:p>5.454042</text:p>
          </table:table-cell>
          <table:table-cell table:formula="of:=[.B20]-[.C20]" office:value-type="float" office:value="-0.222972" calcext:value-type="float">
            <text:p>-0.222972</text:p>
          </table:table-cell>
          <table:table-cell/>
          <table:table-cell office:value-type="float" office:value="0.061991" calcext:value-type="float">
            <text:p>0.061991</text:p>
          </table:table-cell>
          <table:table-cell table:formula="of:=SUM([.D20];[.F20])" office:value-type="float" office:value="-0.160981" calcext:value-type="float">
            <text:p>-0.160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4-7</text:p>
          </table:table-cell>
          <table:table-cell office:value-type="float" office:value="5.14497" calcext:value-type="float">
            <text:p>5.14497</text:p>
          </table:table-cell>
          <table:table-cell office:value-type="float" office:value="5.137348" calcext:value-type="float">
            <text:p>5.137348</text:p>
          </table:table-cell>
          <table:table-cell table:formula="of:=[.B21]-[.C21]" office:value-type="float" office:value="0.00762199999999957" calcext:value-type="float">
            <text:p>0.007622</text:p>
          </table:table-cell>
          <table:table-cell/>
          <table:table-cell office:value-type="float" office:value="0.086273" calcext:value-type="float">
            <text:p>0.086273</text:p>
          </table:table-cell>
          <table:table-cell table:formula="of:=SUM([.D21];[.F21])" office:value-type="float" office:value="0.0938949999999996" calcext:value-type="float">
            <text:p>0.093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4-8</text:p>
          </table:table-cell>
          <table:table-cell office:value-type="float" office:value="5.325698" calcext:value-type="float">
            <text:p>5.325698</text:p>
          </table:table-cell>
          <table:table-cell office:value-type="float" office:value="5.458117" calcext:value-type="float">
            <text:p>5.458117</text:p>
          </table:table-cell>
          <table:table-cell table:formula="of:=[.B22]-[.C22]" office:value-type="float" office:value="-0.132419" calcext:value-type="float">
            <text:p>-0.132419</text:p>
          </table:table-cell>
          <table:table-cell/>
          <table:table-cell office:value-type="float" office:value="0.011595" calcext:value-type="float">
            <text:p>0.011595</text:p>
          </table:table-cell>
          <table:table-cell table:formula="of:=SUM([.D22];[.F22])" office:value-type="float" office:value="-0.120824" calcext:value-type="float">
            <text:p>-0.120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4-9</text:p>
          </table:table-cell>
          <table:table-cell office:value-type="float" office:value="4.976459" calcext:value-type="float">
            <text:p>4.976459</text:p>
          </table:table-cell>
          <table:table-cell office:value-type="float" office:value="5.088221" calcext:value-type="float">
            <text:p>5.088221</text:p>
          </table:table-cell>
          <table:table-cell table:formula="of:=[.B23]-[.C23]" office:value-type="float" office:value="-0.111762" calcext:value-type="float">
            <text:p>-0.111762</text:p>
          </table:table-cell>
          <table:table-cell/>
          <table:table-cell office:value-type="float" office:value="0.005183" calcext:value-type="float">
            <text:p>0.005183</text:p>
          </table:table-cell>
          <table:table-cell table:formula="of:=SUM([.D23];[.F23])" office:value-type="float" office:value="-0.106579" calcext:value-type="float">
            <text:p>-0.106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4-10</text:p>
          </table:table-cell>
          <table:table-cell office:value-type="float" office:value="5.200208" calcext:value-type="float">
            <text:p>5.200208</text:p>
          </table:table-cell>
          <table:table-cell office:value-type="float" office:value="5.37909" calcext:value-type="float">
            <text:p>5.37909</text:p>
          </table:table-cell>
          <table:table-cell table:formula="of:=[.B24]-[.C24]" office:value-type="float" office:value="-0.178882" calcext:value-type="float">
            <text:p>-0.178882</text:p>
          </table:table-cell>
          <table:table-cell/>
          <table:table-cell office:value-type="float" office:value="0.099105" calcext:value-type="float">
            <text:p>0.099105</text:p>
          </table:table-cell>
          <table:table-cell table:formula="of:=SUM([.D24];[.F24])" office:value-type="float" office:value="-0.0797769999999998" calcext:value-type="float">
            <text:p>-0.079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s</text:p>
          </table:table-cell>
          <table:table-cell table:style-name="ce1" table:formula="of:=SUM([.B15:.B24])/10" office:value-type="float" office:value="5.1798965" calcext:value-type="float">
            <text:p>5.18</text:p>
          </table:table-cell>
          <table:table-cell table:style-name="ce1" table:formula="of:=SUM([.C15:.C24])/10" office:value-type="float" office:value="5.2802624" calcext:value-type="float">
            <text:p>5.28</text:p>
          </table:table-cell>
          <table:table-cell table:style-name="ce1" table:formula="of:=SUM([.D15:.D24]) / 10" office:value-type="float" office:value="-0.1003659" calcext:value-type="float">
            <text:p>-0.10</text:p>
          </table:table-cell>
          <table:table-cell/>
          <table:table-cell table:style-name="ce1" table:formula="of:=SUM([.F15:.F24]) / 10" office:value-type="float" office:value="0.0395515" calcext:value-type="float">
            <text:p>0.04</text:p>
          </table:table-cell>
          <table:table-cell table:style-name="ce1" table:formula="of:=SUM([.D25];[.F25])" office:value-type="float" office:value="-0.0608144" calcext:value-type="float">
            <text:p>-0.0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10:55:24.147161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4T18:27:39.747240419</meta:creation-date>
    <dc:date>2020-11-19T19:44:10.475141638</dc:date>
    <meta:editing-duration>PT1H59M39S</meta:editing-duration>
    <meta:editing-cycles>8</meta:editing-cycles>
    <meta:generator>LibreOffice/6.0.7.3$Linux_X86_64 LibreOffice_project/00m0$Build-3</meta:generator>
    <meta:document-statistic meta:table-count="1" meta:cell-count="142" meta:object-count="0"/>
  </office:meta>
</office:document-meta>
</file>